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4.351cm" style:rel-column-width="32767*"/>
    </style:style>
    <style:style style:name="Principal.B" style:family="table-column">
      <style:table-column-properties style:column-width="14.351cm" style:rel-column-width="32768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.097cm" fo:border-left="2pt solid #808080" fo:border-right="none" fo:border-top="2pt solid #808080" fo:border-bottom="none"/>
    </style:style>
    <style:style style:name="Principal.B1" style:family="table-cell">
      <style:table-cell-properties style:vertical-align="" fo:background-color="transparent" fo:padding="0.097cm" fo:border-left="none" fo:border-right="2pt solid #808080" fo:border-top="2pt solid #808080" fo:border-bottom="none" style:writing-mode="page">
        <style:background-image/>
      </style:table-cell-properties>
    </style:style>
    <style:style style:name="Principal.A2" style:family="table-cell">
      <style:table-cell-properties style:vertical-align="middle" fo:padding="0.097cm" fo:border-left="2pt solid #808080" fo:border-right="none" fo:border-top="none" fo:border-bottom="2pt solid #808080"/>
    </style:style>
    <style:style style:name="Principal.B2" style:family="table-cell">
      <style:table-cell-properties fo:padding="0.097cm" fo:border-left="none" fo:border-right="2pt solid #808080" fo:border-top="none" fo:border-bottom="2pt solid #808080"/>
    </style:style>
    <style:style style:name="Detail" style:family="table">
      <style:table-properties style:width="28.7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etail.A" style:family="table-column">
      <style:table-column-properties style:column-width="4.697cm"/>
    </style:style>
    <style:style style:name="Detail.B" style:family="table-column">
      <style:table-column-properties style:column-width="1.499cm"/>
    </style:style>
    <style:style style:name="Detail.C" style:family="table-column">
      <style:table-column-properties style:column-width="3.704cm"/>
    </style:style>
    <style:style style:name="Detail.D" style:family="table-column">
      <style:table-column-properties style:column-width="2.69cm"/>
    </style:style>
    <style:style style:name="Detail.E" style:family="table-column">
      <style:table-column-properties style:column-width="4.101cm"/>
    </style:style>
    <style:style style:name="Detail.F" style:family="table-column">
      <style:table-column-properties style:column-width="9.105cm"/>
    </style:style>
    <style:style style:name="Detail.G" style:family="table-column">
      <style:table-column-properties style:column-width="2.91cm"/>
    </style:style>
    <style:style style:name="Detail.1" style:family="table-row">
      <style:table-row-properties fo:background-color="transparent" fo:keep-together="auto">
        <style:background-image/>
      </style:table-row-properties>
    </style:style>
    <style:style style:name="Detail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Detail.G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Detail.A2" style:family="table-cell">
      <style:table-cell-properties fo:padding="0.097cm" fo:border="none"/>
    </style:style>
    <style:style style:name="Detail.A3" style:family="table-cell">
      <style:table-cell-properties style:vertical-align="middle" fo:padding="0.097cm" fo:border-left="none" fo:border-right="none" fo:border-top="none" fo:border-bottom="0.05pt solid #999999"/>
    </style:style>
    <style:style style:name="Detail.B3" style:family="table-cell">
      <style:table-cell-properties style:vertical-align="middle" fo:padding="0.097cm" fo:border-left="none" fo:border-right="none" fo:border-top="none" fo:border-bottom="0.05pt solid #999999"/>
    </style:style>
    <style:style style:name="Detail.C3" style:family="table-cell">
      <style:table-cell-properties style:vertical-align="middle" fo:padding="0.097cm" fo:border-left="none" fo:border-right="none" fo:border-top="none" fo:border-bottom="0.05pt solid #999999"/>
    </style:style>
    <style:style style:name="Detail.D3" style:family="table-cell">
      <style:table-cell-properties style:vertical-align="middle" fo:padding="0.097cm" fo:border-left="none" fo:border-right="none" fo:border-top="none" fo:border-bottom="0.05pt solid #999999"/>
    </style:style>
    <style:style style:name="Detail.E3" style:family="table-cell">
      <style:table-cell-properties style:vertical-align="middle" fo:padding="0.097cm" fo:border-left="none" fo:border-right="none" fo:border-top="none" fo:border-bottom="0.05pt solid #999999"/>
    </style:style>
    <style:style style:name="Detail.F3" style:family="table-cell">
      <style:table-cell-properties style:vertical-align="middle" fo:padding="0.097cm" fo:border-left="none" fo:border-right="none" fo:border-top="none" fo:border-bottom="0.05pt solid #999999"/>
    </style:style>
    <style:style style:name="Detail.G3" style:family="table-cell">
      <style:table-cell-properties style:vertical-align="middle" fo:padding="0.097cm" fo:border-left="none" fo:border-right="none" fo:border-top="none" fo:border-bottom="0.05pt solid #999999"/>
    </style:style>
    <style:style style:name="Detail.A4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277e0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10pt" fo:language="zxx" fo:country="none" officeooo:rsid="0029694e" officeooo:paragraph-rsid="0029694e" style:font-size-asian="10pt" style:language-asian="zxx" style:country-asian="none" style:font-size-complex="10pt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8pt" fo:language="zxx" fo:country="none" officeooo:paragraph-rsid="0036ad8c" style:font-size-asian="8pt" style:language-asian="zxx" style:country-asian="none" style:font-size-complex="8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fo:language="zxx" fo:country="none" officeooo:paragraph-rsid="003dba7d" style:font-size-asian="8pt" style:language-asian="zxx" style:country-asian="none" style:font-size-complex="8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fo:font-size="8pt" fo:language="zxx" fo:country="none" officeooo:paragraph-rsid="0045a0ec" style:font-size-asian="8pt" style:language-asian="zxx" style:country-asian="none" style:font-size-complex="8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fo:font-size="8pt" fo:language="zxx" fo:country="none" officeooo:paragraph-rsid="0029694e" style:font-size-asian="8pt" style:language-asian="zxx" style:country-asian="none" style:font-size-complex="8pt" style:language-complex="zxx" style:country-complex="none"/>
    </style:style>
    <style:style style:name="P9" style:family="paragraph" style:parent-style-name="Table_20_Contents">
      <style:text-properties style:font-name="Liberation Sans1" fo:font-size="8pt" officeooo:paragraph-rsid="001f0624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3114dd" officeooo:paragraph-rsid="003114d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277e02" officeooo:paragraph-rsid="0043353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2" style:family="paragraph" style:parent-style-name="Header">
      <style:text-properties style:font-name="Liberation Sans1"/>
    </style:style>
    <style:style style:name="P13" style:family="paragraph" style:parent-style-name="Footer">
      <style:paragraph-properties fo:text-align="start" style:justify-single-word="false" fo:padding="0.049cm" fo:border-left="none" fo:border-right="none" fo:border-top="0.06pt solid #808080" fo:border-bottom="none" style:shadow="none"/>
      <style:text-properties style:font-name="Liberation Sans1" fo:font-size="9pt" officeooo:rsid="001cbd64" officeooo:paragraph-rsid="00433531" style:font-size-asian="9pt" style:font-size-complex="9pt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29694e" officeooo:paragraph-rsid="003114dd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29694e" officeooo:paragraph-rsid="003dba7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0pt" fo:language="zxx" fo:country="none" officeooo:rsid="0045a0ec" officeooo:paragraph-rsid="0045a0ec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style:font-name="Liberation Sans1" officeooo:paragraph-rsid="003f881b"/>
    </style:style>
    <style:style style:name="P19" style:family="paragraph" style:parent-style-name="Standard">
      <style:text-properties style:font-name="Liberation Sans1" fo:font-size="11pt" fo:font-weight="bold" officeooo:paragraph-rsid="003f881b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3114dd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433531" style:font-size-asian="10.5pt" style:font-weight-asian="bold" style:font-size-complex="10.5pt" style:font-weight-complex="bold"/>
    </style:style>
    <style:style style:name="T1" style:family="text">
      <style:text-properties officeooo:rsid="0043353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row table:style-name="Principal.1">
          <table:table-cell table:style-name="Principal.A1" office:value-type="string">
            <text:p text:style-name="P10">Report date range:</text:p>
          </table:table-cell>
          <table:table-cell table:style-name="Principal.B1" office:value-type="string">
            <text:p text:style-name="P20"><text:placeholder text:placeholder-type="text">&lt;format_date(report_date_from, user.language)&gt;</text:placeholder><text:s/>- <text:placeholder text:placeholder-type="text">&lt;format_date(report_date_to, user.language)&gt;</text:placeholder></text:p>
          </table:table-cell>
        </table:table-row>
        <table:table-row>
          <table:table-cell table:style-name="Principal.A2" office:value-type="string">
            <text:p text:style-name="P11">Input date range:</text:p>
          </table:table-cell>
          <table:table-cell table:style-name="Principal.B2" office:value-type="string">
            <text:p text:style-name="P21"><text:placeholder text:placeholder-type="text">&lt;format_date(date_from, user.language)&gt;</text:placeholder><text:s/>- <text:placeholder text:placeholder-type="text">&lt;format_date(date_to, user.language)&gt;</text:placeholder></text:p>
          </table:table-cell>
        </table:table-row>
      </table:table>
      <text:p text:style-name="P14"/>
      <text:p text:style-name="P14"><text:placeholder text:placeholder-type="text">&lt;for each="record in objects"&gt;</text:placeholder></text:p>
      <text:p text:style-name="P19"><text:placeholder text:placeholder-type="text">&lt;record.location&gt;</text:placeholder></text:p>
      <table:table table:name="Detail" table:style-name="Detail">
        <table:table-column table:style-name="Detail.A"/>
        <table:table-column table:style-name="Detail.B"/>
        <table:table-column table:style-name="Detail.C"/>
        <table:table-column table:style-name="Detail.D"/>
        <table:table-column table:style-name="Detail.E"/>
        <table:table-column table:style-name="Detail.F"/>
        <table:table-column table:style-name="Detail.G"/>
        <table:table-header-rows>
          <table:table-row table:style-name="Detail.1">
            <table:table-cell table:style-name="Detail.A1" office:value-type="string">
              <text:p text:style-name="P4">Code</text:p>
            </table:table-cell>
            <table:table-cell table:style-name="Detail.A1" office:value-type="string">
              <text:p text:style-name="P15">Type</text:p>
            </table:table-cell>
            <table:table-cell table:style-name="Detail.A1" office:value-type="string">
              <text:p text:style-name="P15">Packages quantity and type</text:p>
            </table:table-cell>
            <table:table-cell table:style-name="Detail.A1" office:value-type="string">
              <text:p text:style-name="P15">Input date </text:p>
            </table:table-cell>
            <table:table-cell table:style-name="Detail.A1" office:value-type="string">
              <text:p text:style-name="P16">Results Reports</text:p>
            </table:table-cell>
            <table:table-cell table:style-name="Detail.A1" office:value-type="string">
              <text:p text:style-name="P17">Comments</text:p>
            </table:table-cell>
            <table:table-cell table:style-name="Detail.G1" office:value-type="string">
              <text:p text:style-name="P16">Study Plan</text:p>
            </table:table-cell>
          </table:table-row>
        </table:table-header-rows>
        <table:table-row>
          <table:table-cell table:style-name="Detail.A2" table:number-columns-spanned="7" office:value-type="string">
            <text:p text:style-name="P9"><text:placeholder text:placeholder-type="text">&lt;for each="fraction in record.frac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3" office:value-type="string">
            <text:p text:style-name="P8"><text:placeholder text:placeholder-type="text">&lt;fraction['number']&gt;</text:placeholder></text:p>
          </table:table-cell>
          <table:table-cell table:style-name="Detail.B3" office:value-type="string">
            <text:p text:style-name="P5"><text:placeholder text:placeholder-type="text">&lt;fraction['type']&gt;</text:placeholder></text:p>
          </table:table-cell>
          <table:table-cell table:style-name="Detail.C3" office:value-type="string">
            <text:p text:style-name="P5"><text:placeholder text:placeholder-type="text">&lt;fraction['packages']&gt;</text:placeholder></text:p>
          </table:table-cell>
          <table:table-cell table:style-name="Detail.D3" office:value-type="string">
            <text:p text:style-name="P5"><text:placeholder text:placeholder-type="text">&lt;format_date(fraction['entry_date'], user.language)&gt;</text:placeholder></text:p>
          </table:table-cell>
          <table:table-cell table:style-name="Detail.E3" office:value-type="string">
            <text:p text:style-name="P6"><text:placeholder text:placeholder-type="text">&lt;fraction['results_reports']&gt;</text:placeholder></text:p>
          </table:table-cell>
          <table:table-cell table:style-name="Detail.F3" office:value-type="string">
            <text:p text:style-name="P7"><text:placeholder text:placeholder-type="text">&lt;fraction['comments']&gt;</text:placeholder></text:p>
          </table:table-cell>
          <table:table-cell table:style-name="Detail.G3" office:value-type="string">
            <text:p text:style-name="P6"><text:placeholder text:placeholder-type="text">&lt;fraction['stp_number']&gt;</text:placeholder></text:p>
          </table:table-cell>
        </table:table-row>
        <table:table-row>
          <table:table-cell table:style-name="Detail.A4" table:number-columns-spanned="7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277e0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start" style:justify-single-word="false" fo:padding="0.049cm" fo:border-left="none" fo:border-right="none" fo:border-top="0.06pt solid #808080" fo:border-bottom="none" style:shadow="none"/>
      <style:text-properties style:font-name="Liberation Sans1" fo:font-size="9pt" officeooo:rsid="001cbd64" officeooo:paragraph-rsid="00433531" style:font-size-asian="9pt" style:font-size-complex="9pt"/>
    </style:style>
    <style:style style:name="MT1" style:family="text">
      <style:text-properties officeooo:rsid="00433531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Storage of Countersamples</text:p>
            </table:table-cell>
            <table:table-cell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MT1">Print date: </text:span><text:span text:style-name="MT1"><text:placeholder text:placeholder-type="text">&lt;format_date(datetime.datetime.today(), user.language)&gt;</text:placeholder></text:span><text:tab/><text:tab/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0:45:50.537494476</meta:creation-date>
    <meta:editing-duration>P0D</meta:editing-duration>
    <meta:editing-cycles>1</meta:editing-cycles>
    <meta:generator>LibreOffice/5.4.1.2.0$Linux_X86_64 LibreOffice_project/40m0$Build-2</meta:generator>
    <meta:document-statistic meta:table-count="3" meta:image-count="0" meta:object-count="0" meta:page-count="1" meta:paragraph-count="25" meta:word-count="57" meta:character-count="675" meta:non-whitespace-character-count="641"/>
    <meta:user-defined meta:name="Info 1"/>
    <meta:user-defined meta:name="Info 2"/>
    <meta:user-defined meta:name="Info 3"/>
    <meta:user-defined meta:name="Info 4"/>
  </office:meta>
</office:document-meta>
</file>